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paragraph-rsid="0009bbb9"/>
    </style:style>
    <style:style style:name="P3" style:family="paragraph" style:parent-style-name="Text_20_body_20_indent">
      <style:text-properties officeooo:rsid="0009bbb9" officeooo:paragraph-rsid="0009bbb9"/>
    </style:style>
    <style:style style:name="P4" style:family="paragraph" style:parent-style-name="Text_20_body_20_indent">
      <style:text-properties fo:font-weight="normal" officeooo:rsid="00085286" officeooo:paragraph-rsid="00085286" style:font-weight-asian="normal" style:font-weight-complex="normal"/>
    </style:style>
    <style:style style:name="P5" style:family="paragraph" style:parent-style-name="Text_20_body_20_indent">
      <style:text-properties officeooo:rsid="00085286" officeooo:paragraph-rsid="00085286"/>
    </style:style>
    <style:style style:name="P6" style:family="paragraph" style:parent-style-name="Title">
      <style:text-properties officeooo:rsid="00085286" officeooo:paragraph-rsid="00085286"/>
    </style:style>
    <style:style style:name="P7" style:family="paragraph" style:parent-style-name="Text_20_body_20_indent">
      <style:text-properties officeooo:rsid="000badc3" officeooo:paragraph-rsid="000badc3"/>
    </style:style>
    <style:style style:name="P8" style:family="paragraph" style:parent-style-name="Text_20_body_20_indent">
      <style:text-properties officeooo:rsid="000bb8d9" officeooo:paragraph-rsid="000bb8d9"/>
    </style:style>
    <style:style style:name="P9" style:family="paragraph" style:parent-style-name="Heading_20_2">
      <style:text-properties officeooo:paragraph-rsid="0009bbb9"/>
    </style:style>
    <style:style style:name="P10" style:family="paragraph" style:parent-style-name="Heading_20_3">
      <style:text-properties officeooo:paragraph-rsid="00085286"/>
    </style:style>
    <style:style style:name="P11" style:family="paragraph" style:parent-style-name="Heading_20_3">
      <style:text-properties officeooo:paragraph-rsid="0009bbb9"/>
    </style:style>
    <style:style style:name="P12" style:family="paragraph" style:parent-style-name="Standard" style:list-style-name="L2">
      <style:text-properties officeooo:rsid="0009bbb9" officeooo:paragraph-rsid="000bb8d9"/>
    </style:style>
    <style:style style:name="P13" style:family="paragraph" style:parent-style-name="Text_20_body" style:list-style-name="L3">
      <style:text-properties officeooo:paragraph-rsid="000bb8d9"/>
    </style:style>
    <style:style style:name="P14" style:family="paragraph" style:parent-style-name="Text_20_body" style:list-style-name="L3">
      <style:text-properties officeooo:rsid="0009bbb9" officeooo:paragraph-rsid="000bb8d9"/>
    </style:style>
    <style:style style:name="P15" style:family="paragraph" style:parent-style-name="Text_20_body" style:list-style-name="L2">
      <style:text-properties officeooo:rsid="0009bbb9" officeooo:paragraph-rsid="0009bbb9"/>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_20_indent" style:list-style-name="L1">
      <style:text-properties officeooo:rsid="000badc3" officeooo:paragraph-rsid="000badc3"/>
    </style:style>
    <style:style style:name="P21" style:family="paragraph" style:parent-style-name="Text_20_body_20_indent" style:list-style-name="L2">
      <style:text-properties officeooo:rsid="0009bbb9" officeooo:paragraph-rsid="0009bbb9"/>
    </style:style>
    <style:style style:name="P22" style:family="paragraph" style:parent-style-name="Text_20_body_20_indent" style:list-style-name="L2">
      <style:text-properties officeooo:rsid="0009bbb9" officeooo:paragraph-rsid="000bb8d9"/>
    </style:style>
    <style:style style:name="P23" style:family="paragraph" style:parent-style-name="Text_20_body_20_indent" style:list-style-name="L4">
      <style:text-properties officeooo:rsid="000bb8d9" officeooo:paragraph-rsid="000bb8d9"/>
    </style:style>
    <style:style style:name="P24" style:family="paragraph" style:parent-style-name="Text_20_body_20_indent" style:list-style-name="L4">
      <style:text-properties fo:font-style="normal" officeooo:rsid="000bb8d9" officeooo:paragraph-rsid="000bb8d9" style:font-style-asian="normal" style:font-style-complex="normal"/>
    </style:style>
    <style:style style:name="P25" style:family="paragraph" style:parent-style-name="Text_20_body_20_indent" style:list-style-name="L7">
      <style:text-properties fo:font-style="normal" officeooo:rsid="000bb8d9" officeooo:paragraph-rsid="000bb8d9" style:font-style-asian="normal" style:font-style-complex="normal"/>
    </style:style>
    <style:style style:name="P26" style:family="paragraph" style:parent-style-name="Text_20_body_20_indent" style:list-style-name="L8">
      <style:text-properties fo:font-style="normal" officeooo:rsid="000bb8d9" officeooo:paragraph-rsid="000bb8d9" style:font-style-asian="normal" style:font-style-complex="normal"/>
    </style:style>
    <style:style style:name="P27" style:family="paragraph" style:parent-style-name="Text_20_body_20_indent" style:list-style-name="L8">
      <style:text-properties fo:font-style="normal" officeooo:rsid="0009bbb9" officeooo:paragraph-rsid="0009bbb9" style:font-style-asian="normal" style:font-style-complex="normal"/>
    </style:style>
    <style:style style:name="T1" style:family="text">
      <style:text-properties officeooo:rsid="00054984"/>
    </style:style>
    <style:style style:name="T2" style:family="text">
      <style:text-properties officeooo:rsid="0009bbb9"/>
    </style:style>
    <style:style style:name="T3" style:family="text">
      <style:text-properties officeooo:rsid="000badc3"/>
    </style:style>
    <style:style style:name="T4" style:family="text">
      <style:text-properties officeooo:rsid="000bb8d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g data, enjeux et apports du Big data</text:p>
      <text:h text:style-name="Heading_20_1" text:outline-level="1"><text:span text:style-name="T1">Description</text:span> de la formation :</text:h>
      <text:h text:style-name="Heading_20_3" text:outline-level="3">Intitulé de la formation :</text:h>
      <text:p text:style-name="P5">Le Big Data désigne les volumes importants de données, structurés ou non, qui permettent d'identifier les tendances, les opportunités et les menaces à travers l'analyse de données. Il permet aux entreprises de prendre des décisions plus judicieuses, d'optimiser leurs opérations et d'améliorer leur relation client en utilisant les données pour un meilleur ciblage de leurs publics et une meilleure compréhension de leurs comportements. La formation est conçue pour permettre aux participants de comprendre les concepts fondamentaux et les technologies liées au Big data, ainsi que les enjeux et les opportunités liés à cette technologie, <text:span text:style-name="T3">notamment autour du machine learing</text:span>. Elle vous offrira une base solide <text:span text:style-name="T3">sur le sujet </text:span>vous permettra de comprendre les principaux enjeux et opportunités liés au big data pour les entreprises, ainsi qu'à les utiliser pour améliorer les pratiques de votre entreprise.</text:p>
      <text:h text:style-name="P10" text:outline-level="3">Compétences visées :</text:h>
      <text:p text:style-name="P4">À l’issue de cette formation, les stagiaires seront en mesure de :</text:p>
      <text:list xml:id="list2496862043" text:style-name="L1">
        <text:list-item>
          <text:p text:style-name="P20">Identifier les opportunités offertes par le big data</text:p>
        </text:list-item>
        <text:list-item>
          <text:p text:style-name="P20">JE SÉ PA</text:p>
        </text:list-item>
      </text:list>
      <text:h text:style-name="Heading_20_3" text:outline-level="3">Public visé :</text:h>
      <text:p text:style-name="P7">Chef d’entreprise, chef de projet, ingénieurs souhaitant avoir un premier contact avec les concepts du Big data et ses moyens d’analyses</text:p>
      <text:h text:style-name="Heading_20_3" text:outline-level="3">Prérequis :</text:h>
      <text:p text:style-name="P7">Pas de prérequis</text:p>
      <text:h text:style-name="Heading_20_3" text:outline-level="3">Nombre de jours :</text:h>
      <text:p text:style-name="Text_20_body_20_indent"><text:span text:style-name="T4">2</text:span> jours</text:p>
      <text:p text:style-name="P1"/>
      <text:h text:style-name="Heading_20_1" text:outline-level="1">Plan de formation</text:h>
      <text:h text:style-name="P9" text:outline-level="2">Partie <text:span text:style-name="T2">1 – Introduction au Big Data : définitions, enjeux et opportunités</text:span> :</text:h>
      <text:list xml:id="list1652604249" text:style-name="L2">
        <text:list-item>
          <text:p text:style-name="P21"><text:s text:c="4"/>Définition de ce qu'est le Big Data</text:p>
        </text:list-item>
        <text:list-item>
          <text:p text:style-name="P21"><text:s text:c="4"/>Présentation des enjeux liés à la gestion de données volumineuses (stockage, traitement, <text:soft-page-break/>analyse)</text:p>
        </text:list-item>
        <text:list-item>
          <text:p text:style-name="P21"><text:s text:c="4"/>Discussion des opportunités offertes par le Big Data (par exemple, amélioration des prises de décisions, découverte de nouvelles tendances, etc.)</text:p>
        </text:list-item>
      </text:list>
      <text:h text:style-name="P11" text:outline-level="3">Mise en pratique :</text:h>
      <text:p text:style-name="Text_20_body_20_indent">À partir de <text:span text:style-name="T4">leur milieu professionnel</text:span>, les stagiaires devront <text:span text:style-name="T4">identifier les données pertinentes dont ils disposent dans leur entreprise et comment ils pourraient les utiliser.</text:span></text:p>
      <text:h text:style-name="P11" text:outline-level="3">Objectif de la partie :</text:h>
      <text:p text:style-name="P3">À l’issue de cette partie, les stagiaires seront en mesure de :</text:p>
      <text:list xml:id="list1968254624" text:style-name="L3">
        <text:list-item>
          <text:p text:style-name="P14">Reconnaître les défis liés à la gestion de grandes quantités de données</text:p>
        </text:list-item>
        <text:list-item>
          <text:p text:style-name="P13">Identifier les opportunités potentielles que peut offrir l'analyse de ces données </text:p>
        </text:list-item>
      </text:list>
      <text:h text:style-name="P11" text:outline-level="3">Durée :</text:h>
      <text:p text:style-name="P2"><text:span text:style-name="T2">1</text:span> demi-journée</text:p>
      <text:p text:style-name="P2"/>
      <text:h text:style-name="P9" text:outline-level="2">Partie <text:span text:style-name="T2">2 – Principes de base de la gestion de données volumineuses</text:span> :</text:h>
      <text:list xml:id="list203233006441422" text:continue-list="list1652604249" text:style-name="L2">
        <text:list-item>
          <text:p text:style-name="P21"><text:s text:c="4"/>Présentation des différents types de données (structurées, semi-structurées, non structurées) et des défis liés à leur gestion</text:p>
        </text:list-item>
        <text:list-item>
          <text:p text:style-name="P21"><text:s text:c="4"/>Discussion des différents systèmes de stockage de données (bases de données relationnelles, systèmes NoSQL, etc.)</text:p>
        </text:list-item>
        <text:list-item>
          <text:p text:style-name="P21"><text:s text:c="4"/>Présentation des différentes techniques de traitement de données volumineuses (batch, en temps réel, etc.)</text:p>
        </text:list-item>
        <text:list-item>
          <text:p text:style-name="P21"><text:s text:c="4"/>Discussion des différentes méthodes d'analyse de données (statistiques descriptives, analyse en composantes principales, etc.)</text:p>
        </text:list-item>
        <text:list-item>
          <text:p text:style-name="P12">Présentation des principaux frameworks open source pour la gestion de données volumineuses (Hadoop, Spark, etc.)</text:p>
        </text:list-item>
        <text:list-item>
          <text:p text:style-name="P22">Discussion des fonctionnalités clés de ces outils (par exemple, MapReduce, RDD, etc.)</text:p>
        </text:list-item>
        <text:list-item>
          <text:p text:style-name="P22">Présentation de quelques outils de visualisation de données populaires (par exemple, Tableau, Power BI, etc.)</text:p>
        </text:list-item>
      </text:list>
      <text:h text:style-name="P11" text:outline-level="3">Mise en pratique :</text:h>
      <text:p text:style-name="P8">En se reposant, sur les données potentielles qu’ils auront identifiées dans la pratique précédente, les stagiaires devront déterminer les types de données dont ils disposent et les techniques qui semblent pertinentes pour les traiter</text:p>
      <text:h text:style-name="P11" text:outline-level="3">Objectif de la partie :</text:h>
      <text:p text:style-name="P3">À l’issue de cette partie, les stagiaires seront en mesure de :</text:p>
      <text:list xml:id="list1645691255" text:style-name="L4">
        <text:list-item>
          <text:p text:style-name="P23"><text:soft-page-break/>Anticiper les besoins pour mettre en place des techniques Big data</text:p>
        </text:list-item>
        <text:list-item>
          <text:p text:style-name="P23">Identifier les techniques de traitement pertinentes pour leurs données</text:p>
        </text:list-item>
        <text:list-item>
          <text:p text:style-name="P24">Identifier les aspects clefs des différents outils de traitement Big data</text:p>
        </text:list-item>
      </text:list>
      <text:h text:style-name="P11" text:outline-level="3">Durée :</text:h>
      <text:p text:style-name="P2"><text:span text:style-name="T2">1</text:span> demi-journée</text:p>
      <text:h text:style-name="P9" text:outline-level="2">Partie <text:span text:style-name="T4">3</text:span><text:span text:style-name="T2"> – Introduction aux concepts de machine learning et de l'apprentissage automatique</text:span> :</text:h>
      <text:list xml:id="list203233973298160" text:continue-list="list203233006441422" text:style-name="L2">
        <text:list-item>
          <text:p text:style-name="P15">Présentation des différents types d'apprentissage automatique (supervisé, non supervisé, renforcement)</text:p>
        </text:list-item>
        <text:list-item text:style-override="L5">
          <text:p text:style-name="P17">Discussion des différents types de modèles de machine learning (régression, classification, clustering, etc.)</text:p>
        </text:list-item>
        <text:list-item text:style-override="L5">
          <text:p text:style-name="P16">Présentation des principales librairies de machine learning (scikit-learn, TensorFlow, etc.)</text:p>
        </text:list-item>
        <text:list-item text:style-override="L5">
          <text:p text:style-name="P16">Mise en pratique des concepts de machine learning pour l'analyse de données volumineuses à l'aide d'exemples concrets</text:p>
        </text:list-item>
        <text:list-item text:style-override="L6">
          <text:p text:style-name="P19">Utilisation des outils et des librairies de machine learning pour construire des modèles de prédiction et de clustering sur des jeux de données réels</text:p>
        </text:list-item>
        <text:list-item text:style-override="L6">
          <text:p text:style-name="P18">Discussion des limites et des défis liés à l'utilisation de ces techniques pour des données volumineuses</text:p>
        </text:list-item>
      </text:list>
      <text:h text:style-name="P11" text:outline-level="3">Mise en pratique :</text:h>
      <text:list xml:id="list3318220266" text:style-name="L7">
        <text:list-item>
          <text:p text:style-name="P25">À partir de données déjà identifiées, les stagiaires devront trouver des applications potentielles utilisant le machine learning en détaillant l’approche et le type d’apprentissage</text:p>
        </text:list-item>
      </text:list>
      <text:h text:style-name="P11" text:outline-level="3">Objectif de la partie :</text:h>
      <text:p text:style-name="P3">À l’issue de cette partie, les stagiaires seront en mesure de :</text:p>
      <text:list xml:id="list568977268" text:style-name="L8">
        <text:list-item>
          <text:p text:style-name="P26">Identifier des utilisations pertinentes du machine learning sur un projet Bag data</text:p>
        </text:list-item>
        <text:list-item>
          <text:p text:style-name="P27">Choisir les modèles adaptés pour un problème et un jeu de données spécifiques</text:p>
        </text:list-item>
        <text:list-item>
          <text:p text:style-name="P26">Anticiper les problèmes et limites du machine learning</text:p>
        </text:list-item>
      </text:list>
      <text:h text:style-name="P11" text:outline-level="3">Durée :</text:h>
      <text:p text:style-name="P2"><text:span text:style-name="T2">1</text:span> <text:span text:style-name="T2">j</text:span>ournée</text:p>
      <text:h text:style-name="P9"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7T20:32:32.905448684</dc:date>
    <meta:editing-duration>PT9H41M13S</meta:editing-duration>
    <meta:editing-cycles>9</meta:editing-cycles>
    <meta:generator>LibreOffice/7.3.7.2$Linux_X86_64 LibreOffice_project/30$Build-2</meta:generator>
    <meta:document-statistic meta:table-count="0" meta:image-count="0" meta:object-count="0" meta:page-count="3" meta:paragraph-count="60" meta:word-count="758" meta:character-count="4910" meta:non-whitespace-character-count="4207"/>
  </office:meta>
</office:document-meta>
</file>